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89in"/>
    </style:style>
    <style:style style:name="co2" style:family="table-column">
      <style:table-column-properties fo:break-before="auto" style:column-width="1.5189in"/>
    </style:style>
    <style:style style:name="co3" style:family="table-column">
      <style:table-column-properties fo:break-before="auto" style:column-width="4.3535in"/>
    </style:style>
    <style:style style:name="co4" style:family="table-column">
      <style:table-column-properties fo:break-before="auto" style:column-width="0.4402in"/>
    </style:style>
    <style:style style:name="co5" style:family="table-column">
      <style:table-column-properties fo:break-before="auto" style:column-width="0.4035in"/>
    </style:style>
    <style:style style:name="co6" style:family="table-column">
      <style:table-column-properties fo:break-before="auto" style:column-width="0.5055in"/>
    </style:style>
    <style:style style:name="co7" style:family="table-column">
      <style:table-column-properties fo:break-before="auto" style:column-width="0.4311in"/>
    </style:style>
    <style:style style:name="co8" style:family="table-column">
      <style:table-column-properties fo:break-before="auto" style:column-width="0.3661in"/>
    </style:style>
    <style:style style:name="co9" style:family="table-column">
      <style:table-column-properties fo:break-before="auto" style:column-width="0.4126in"/>
    </style:style>
    <style:style style:name="co10" style:family="table-column">
      <style:table-column-properties fo:break-before="auto" style:column-width="0.5335in"/>
    </style:style>
    <style:style style:name="co11" style:family="table-column">
      <style:table-column-properties fo:break-before="auto" style:column-width="0.3945in"/>
    </style:style>
    <style:style style:name="co12" style:family="table-column">
      <style:table-column-properties fo:break-before="auto" style:column-width="0.7472in"/>
    </style:style>
    <style:style style:name="co13" style:family="table-column">
      <style:table-column-properties fo:break-before="auto" style:column-width="0.7193in"/>
    </style:style>
    <style:style style:name="co14" style:family="table-column">
      <style:table-column-properties fo:break-before="auto" style:column-width="0.8028in"/>
    </style:style>
    <style:style style:name="co15" style:family="table-column">
      <style:table-column-properties fo:break-before="auto" style:column-width="0.7382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0.8402in"/>
    </style:style>
    <style:style style:name="co18" style:family="table-column">
      <style:table-column-properties fo:break-before="auto" style:column-width="0.7661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number-columns-repeated="3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5" table:visibility="collapse" table:default-cell-style-name="Default"/>
        <table:table-column table:style-name="co9" table:visibility="collapse" table:default-cell-style-name="Default"/>
        <table:table-column table:style-name="co5" table:visibility="collapse" table:default-cell-style-name="Default"/>
        <table:table-column table:style-name="co1" table:visibility="collapse" table:default-cell-style-name="Default"/>
        <table:table-column table:style-name="co7" table:visibility="collapse" table:default-cell-style-name="Default"/>
        <table:table-column table:style-name="co10" table:visibility="collapse" table:number-columns-repeated="3" table:default-cell-style-name="Default"/>
        <table:table-column table:style-name="co1" table:visibility="collapse" table:default-cell-style-name="Default"/>
        <table:table-column table:style-name="co11" table:visibility="collapse" table:default-cell-style-name="Default"/>
        <table:table-column table:style-name="co7" table:visibility="collapse" table:default-cell-style-name="Default"/>
        <table:table-column table:style-name="co4" table:visibility="collapse" table:default-cell-style-name="Default"/>
        <table:table-column table:style-name="co7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number-columns-repeated="3" table:default-cell-style-name="Default"/>
        <table:table-column table:style-name="co15" table:visibility="collapse" table:default-cell-style-name="Default"/>
        <table:table-column table:style-name="co12" table:visibility="collapse" table:default-cell-style-name="Default"/>
        <table:table-column table:style-name="co15" table:visibility="collapse" table:number-columns-repeated="2" table:default-cell-style-name="Default"/>
        <table:table-column table:style-name="co12" table:visibility="collapse" table:default-cell-style-name="Default"/>
        <table:table-column table:style-name="co16" table:visibility="collapse" table:default-cell-style-name="Default"/>
        <table:table-column table:style-name="co15" table:visibility="collapse" table:default-cell-style-name="Default"/>
        <table:table-column table:style-name="co17" table:visibility="collapse" table:number-columns-repeated="3" table:default-cell-style-name="Default"/>
        <table:table-column table:style-name="co18" table:visibility="collapse" table:default-cell-style-name="Default"/>
        <table:table-column table:style-name="co12" table:visibility="collapse" table:default-cell-style-name="Default"/>
        <table:table-column table:style-name="co15" table:visibility="collapse" table:default-cell-style-name="Default"/>
        <table:table-column table:style-name="co12" table:visibility="collapse" table:number-columns-repeated="2" table:default-cell-style-name="Default"/>
        <table:table-column table:style-name="co19" table:number-columns-repeated="980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ebcU</text:p>
          </table:table-cell>
          <table:table-cell table:style-name="ce1" office:value-type="string">
            <text:p>fgcU</text:p>
          </table:table-cell>
          <table:table-cell table:style-name="ce1" office:value-type="string">
            <text:p>wtc4U</text:p>
          </table:table-cell>
          <table:table-cell table:style-name="ce1" office:value-type="string">
            <text:p>wtc5U</text:p>
          </table:table-cell>
          <table:table-cell table:style-name="ce1" office:value-type="string">
            <text:p>wtc6U</text:p>
          </table:table-cell>
          <table:table-cell table:style-name="ce1" office:value-type="string">
            <text:p>sgcU</text:p>
          </table:table-cell>
          <table:table-cell table:style-name="ce1" office:value-type="string">
            <text:p>infU</text:p>
          </table:table-cell>
          <table:table-cell table:style-name="ce1" office:value-type="string">
            <text:p>louU</text:p>
          </table:table-cell>
          <table:table-cell table:style-name="ce1" office:value-type="string">
            <text:p>optU</text:p>
          </table:table-cell>
          <table:table-cell table:style-name="ce1" office:value-type="string">
            <text:p>eigU</text:p>
          </table:table-cell>
          <table:table-cell table:style-name="ce1" office:value-type="string">
            <text:p>ebcW</text:p>
          </table:table-cell>
          <table:table-cell table:style-name="ce1" office:value-type="string">
            <text:p>fgcW</text:p>
          </table:table-cell>
          <table:table-cell table:style-name="ce1" office:value-type="string">
            <text:p>wtc4W</text:p>
          </table:table-cell>
          <table:table-cell table:style-name="ce1" office:value-type="string">
            <text:p>wtc5W</text:p>
          </table:table-cell>
          <table:table-cell table:style-name="ce1" office:value-type="string">
            <text:p>wtc6W</text:p>
          </table:table-cell>
          <table:table-cell table:style-name="ce1" office:value-type="string">
            <text:p>sgcW</text:p>
          </table:table-cell>
          <table:table-cell table:style-name="ce1" office:value-type="string">
            <text:p>infW</text:p>
          </table:table-cell>
          <table:table-cell table:style-name="ce1" office:value-type="string">
            <text:p>louW</text:p>
          </table:table-cell>
          <table:table-cell table:style-name="ce1" office:value-type="string">
            <text:p>optW</text:p>
          </table:table-cell>
          <table:table-cell table:style-name="ce1" office:value-type="string">
            <text:p>eigW</text:p>
          </table:table-cell>
          <table:table-cell table:style-name="ce1" office:value-type="string">
            <text:p>ebcUcolor</text:p>
          </table:table-cell>
          <table:table-cell table:style-name="ce1" office:value-type="string">
            <text:p>fgcUcolor</text:p>
          </table:table-cell>
          <table:table-cell table:style-name="ce1" office:value-type="string">
            <text:p>wtc4Ucolor</text:p>
          </table:table-cell>
          <table:table-cell table:style-name="ce1" office:value-type="string">
            <text:p>wtc5Ucolor</text:p>
          </table:table-cell>
          <table:table-cell table:style-name="ce1" office:value-type="string">
            <text:p>wtc6Ucolor</text:p>
          </table:table-cell>
          <table:table-cell table:style-name="ce1" office:value-type="string">
            <text:p>sgcUcolor</text:p>
          </table:table-cell>
          <table:table-cell table:style-name="ce1" office:value-type="string">
            <text:p>infUcolor</text:p>
          </table:table-cell>
          <table:table-cell table:style-name="ce1" office:value-type="string">
            <text:p>louUcolor</text:p>
          </table:table-cell>
          <table:table-cell table:style-name="ce1" office:value-type="string">
            <text:p>optUcolor</text:p>
          </table:table-cell>
          <table:table-cell table:style-name="ce1" office:value-type="string">
            <text:p>eigUcolor</text:p>
          </table:table-cell>
          <table:table-cell table:style-name="ce1" office:value-type="string">
            <text:p>ebcWcolor</text:p>
          </table:table-cell>
          <table:table-cell table:style-name="ce1" office:value-type="string">
            <text:p>fgcWcolor</text:p>
          </table:table-cell>
          <table:table-cell table:style-name="ce1" office:value-type="string">
            <text:p>wtc4Wcolor</text:p>
          </table:table-cell>
          <table:table-cell table:style-name="ce1" office:value-type="string">
            <text:p>wtc5Wcolor</text:p>
          </table:table-cell>
          <table:table-cell table:style-name="ce1" office:value-type="string">
            <text:p>wtc6Wcolor</text:p>
          </table:table-cell>
          <table:table-cell table:style-name="ce1" office:value-type="string">
            <text:p>sgcWcolor</text:p>
          </table:table-cell>
          <table:table-cell table:style-name="ce1" office:value-type="string">
            <text:p>infWcolor</text:p>
          </table:table-cell>
          <table:table-cell table:style-name="ce1" office:value-type="string">
            <text:p>louWcolor</text:p>
          </table:table-cell>
          <table:table-cell table:style-name="ce1" office:value-type="string">
            <text:p>optWcolor</text:p>
          </table:table-cell>
          <table:table-cell table:style-name="ce1" office:value-type="string">
            <text:p>eigWcolor</text:p>
          </table:table-cell>
          <table:table-cell table:style-name="ce1" table:number-columns-repeated="980"/>
        </table:table-row>
        <table:table-row table:style-name="ro1">
          <table:table-cell office:value-type="string">
            <text:p>BB</text:p>
          </table:table-cell>
          <table:table-cell office:value-type="string">
            <text:p>Babet</text:p>
          </table:table-cell>
          <table:table-cell office:value-type="string">
            <text:p>Babet, member, Patron-Minette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CF7BC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office:value-type="string">
            <text:p>#D78DCD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table:number-columns-repeated="980"/>
        </table:table-row>
        <table:table-row table:style-name="ro1">
          <table:table-cell office:value-type="string">
            <text:p>BF</text:p>
          </table:table-cell>
          <table:table-cell office:value-type="string">
            <text:p>Babet's girlfriend</text:p>
          </table:table-cell>
          <table:table-cell office:value-type="string">
            <text:p>Babet's girlfriend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CF7BC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office:value-type="string">
            <text:p>#D78DCD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table:number-columns-repeated="980"/>
        </table:table-row>
        <table:table-row table:style-name="ro1">
          <table:table-cell office:value-type="string">
            <text:p>BJ</text:p>
          </table:table-cell>
          <table:table-cell office:value-type="string">
            <text:p>Brujon</text:p>
          </table:table-cell>
          <table:table-cell office:value-type="string">
            <text:p>Brujon, criminal, associate of Patron-Minette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CF7BC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office:value-type="string">
            <text:p>#D78DCD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table:number-columns-repeated="980"/>
        </table:table-row>
        <table:table-row table:style-name="ro2">
          <table:table-cell office:value-type="string">
            <text:p>GF</text:p>
          </table:table-cell>
          <table:table-cell office:value-type="string">
            <text:p>Guard, La Force</text:p>
          </table:table-cell>
          <table:table-cell office:value-type="string">
            <text:p>Guard, La Force prison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CF7BC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office:value-type="string">
            <text:p>#D78DCD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table:number-columns-repeated="980"/>
        </table:table-row>
        <table:table-row table:style-name="ro1">
          <table:table-cell office:value-type="string">
            <text:p>GU</text:p>
          </table:table-cell>
          <table:table-cell office:value-type="string">
            <text:p>Gueulemer</text:p>
          </table:table-cell>
          <table:table-cell office:value-type="string">
            <text:p>Gueulemer, member of Patron-Minette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CF7BC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office:value-type="string">
            <text:p>#D78DCD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table:number-columns-repeated="980"/>
        </table:table-row>
        <table:table-row table:style-name="ro1">
          <table:table-cell office:value-type="string">
            <text:p>MO</text:p>
          </table:table-cell>
          <table:table-cell office:value-type="string">
            <text:p>Montparnasse</text:p>
          </table:table-cell>
          <table:table-cell office:value-type="string">
            <text:p>Montparnasse, member of Patron-Minette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CF7BC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office:value-type="string">
            <text:p>#D78DCD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table:number-columns-repeated="980"/>
        </table:table-row>
        <table:table-row table:style-name="ro1">
          <table:table-cell office:value-type="string">
            <text:p>PC</text:p>
          </table:table-cell>
          <table:table-cell office:value-type="string">
            <text:p>Porter, barricade</text:p>
          </table:table-cell>
          <table:table-cell office:value-type="string">
            <text:p>Porter shot at the barricade by Le Cabuc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CF7BC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office:value-type="string">
            <text:p>#D78DCD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table:number-columns-repeated="980"/>
        </table:table-row>
        <table:table-row table:style-name="ro1">
          <table:table-cell office:value-type="string">
            <text:p>QU</text:p>
          </table:table-cell>
          <table:table-cell office:value-type="string">
            <text:p>Claquesous</text:p>
          </table:table-cell>
          <table:table-cell office:value-type="string">
            <text:p>Claquesous, member of Patron-Minette,aka Le Cabuc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CF7BC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67D1AC</text:p>
          </table:table-cell>
          <table:table-cell office:value-type="string">
            <text:p>#67CE8B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67D1AC</text:p>
          </table:table-cell>
          <table:table-cell table:number-columns-repeated="980"/>
        </table:table-row>
        <table:table-row table:style-name="ro1">
          <table:table-cell office:value-type="string">
            <text:p>TH</text:p>
          </table:table-cell>
          <table:table-cell office:value-type="string">
            <text:p>Thénardier</text:p>
          </table:table-cell>
          <table:table-cell office:value-type="string">
            <text:p>Th√©nardier, innkeeper in Montfermeil, aka Jondrette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#CF7BCE</text:p>
          </table:table-cell>
          <table:table-cell office:value-type="string">
            <text:p>#E48063</text:p>
          </table:table-cell>
          <table:table-cell office:value-type="string">
            <text:p>#79D269</text:p>
          </table:table-cell>
          <table:table-cell office:value-type="string">
            <text:p>#E0884C</text:p>
          </table:table-cell>
          <table:table-cell office:value-type="string">
            <text:p>#D86CDC</text:p>
          </table:table-cell>
          <table:table-cell office:value-type="string">
            <text:p>#DA73CF</text:p>
          </table:table-cell>
          <table:table-cell office:value-type="string">
            <text:p>#E57A96</text:p>
          </table:table-cell>
          <table:table-cell table:number-columns-repeated="2" office:value-type="string">
            <text:p>#71CF9F</text:p>
          </table:table-cell>
          <table:table-cell office:value-type="string">
            <text:p>#E0884C</text:p>
          </table:table-cell>
          <table:table-cell office:value-type="string">
            <text:p>#ED6095</text:p>
          </table:table-cell>
          <table:table-cell office:value-type="string">
            <text:p>#E48063</text:p>
          </table:table-cell>
          <table:table-cell office:value-type="string">
            <text:p>#79D269</text:p>
          </table:table-cell>
          <table:table-cell office:value-type="string">
            <text:p>#E0884C</text:p>
          </table:table-cell>
          <table:table-cell office:value-type="string">
            <text:p>#D86CDC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table:number-columns-repeated="2" office:value-type="string">
            <text:p>#71CF9F</text:p>
          </table:table-cell>
          <table:table-cell office:value-type="string">
            <text:p>#E0884C</text:p>
          </table:table-cell>
          <table:table-cell table:number-columns-repeated="980"/>
        </table:table-row>
        <table:table-row table:style-name="ro1">
          <table:table-cell office:value-type="string">
            <text:p>BA</text:p>
          </table:table-cell>
          <table:table-cell office:value-type="string">
            <text:p>Bahorel</text:p>
          </table:table-cell>
          <table:table-cell office:value-type="string">
            <text:p>Bahorel, member,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#65C3CC</text:p>
          </table:table-cell>
          <table:table-cell table:number-columns-repeated="2" office:value-type="string">
            <text:p>#CBBF54</text:p>
          </table:table-cell>
          <table:table-cell table:number-columns-repeated="2" office:value-type="string">
            <text:p>#B6BC6B</text:p>
          </table:table-cell>
          <table:table-cell office:value-type="string">
            <text:p>#7DA5E0</text:p>
          </table:table-cell>
          <table:table-cell office:value-type="string">
            <text:p>#67D1AC</text:p>
          </table:table-cell>
          <table:table-cell office:value-type="string">
            <text:p>#7DA5E0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office:value-type="string">
            <text:p>#DD8F39</text:p>
          </table:table-cell>
          <table:table-cell table:number-columns-repeated="2" office:value-type="string">
            <text:p>#CBBF54</text:p>
          </table:table-cell>
          <table:table-cell table:number-columns-repeated="2" office:value-type="string">
            <text:p>#B6BC6B</text:p>
          </table:table-cell>
          <table:table-cell office:value-type="string">
            <text:p>#DA73CF</text:p>
          </table:table-cell>
          <table:table-cell office:value-type="string">
            <text:p>#67D1AC</text:p>
          </table:table-cell>
          <table:table-cell office:value-type="string">
            <text:p>#7DA5E0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table:number-columns-repeated="980"/>
        </table:table-row>
        <table:table-row table:style-name="ro1">
          <table:table-cell office:value-type="string">
            <text:p>BO</text:p>
          </table:table-cell>
          <table:table-cell office:value-type="string">
            <text:p>Bossuet</text:p>
          </table:table-cell>
          <table:table-cell office:value-type="string">
            <text:p>Bossuet (Lesgle), member,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#65C3CC</text:p>
          </table:table-cell>
          <table:table-cell table:number-columns-repeated="2" office:value-type="string">
            <text:p>#CBBF54</text:p>
          </table:table-cell>
          <table:table-cell table:number-columns-repeated="2" office:value-type="string">
            <text:p>#B6BC6B</text:p>
          </table:table-cell>
          <table:table-cell office:value-type="string">
            <text:p>#7DA5E0</text:p>
          </table:table-cell>
          <table:table-cell office:value-type="string">
            <text:p>#67D1AC</text:p>
          </table:table-cell>
          <table:table-cell office:value-type="string">
            <text:p>#7DA5E0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office:value-type="string">
            <text:p>#DD8F39</text:p>
          </table:table-cell>
          <table:table-cell table:number-columns-repeated="2" office:value-type="string">
            <text:p>#CBBF54</text:p>
          </table:table-cell>
          <table:table-cell table:number-columns-repeated="2" office:value-type="string">
            <text:p>#B6BC6B</text:p>
          </table:table-cell>
          <table:table-cell office:value-type="string">
            <text:p>#DA73CF</text:p>
          </table:table-cell>
          <table:table-cell office:value-type="string">
            <text:p>#67D1AC</text:p>
          </table:table-cell>
          <table:table-cell office:value-type="string">
            <text:p>#7DA5E0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table:number-columns-repeated="980"/>
        </table:table-row>
        <table:table-row table:style-name="ro1">
          <table:table-cell office:value-type="string">
            <text:p>CM</text:p>
          </table:table-cell>
          <table:table-cell office:value-type="string">
            <text:p>Combeferre</text:p>
          </table:table-cell>
          <table:table-cell office:value-type="string">
            <text:p>Combeferre, member,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#DE9159</text:p>
          </table:table-cell>
          <table:table-cell table:number-columns-repeated="2" office:value-type="string">
            <text:p>#CBBF54</text:p>
          </table:table-cell>
          <table:table-cell office:value-type="string">
            <text:p>#E57A96</text:p>
          </table:table-cell>
          <table:table-cell office:value-type="string">
            <text:p>#86A1E0</text:p>
          </table:table-cell>
          <table:table-cell office:value-type="string">
            <text:p>#7DA5E0</text:p>
          </table:table-cell>
          <table:table-cell office:value-type="string">
            <text:p>#E0884C</text:p>
          </table:table-cell>
          <table:table-cell table:number-columns-repeated="2" office:value-type="string">
            <text:p>#CDBA54</text:p>
          </table:table-cell>
          <table:table-cell office:value-type="string">
            <text:p>#E57A96</text:p>
          </table:table-cell>
          <table:table-cell office:value-type="string">
            <text:p>#E05BE0</text:p>
          </table:table-cell>
          <table:table-cell table:number-columns-repeated="2" office:value-type="string">
            <text:p>#CBBF54</text:p>
          </table:table-cell>
          <table:table-cell office:value-type="string">
            <text:p>#E57A96</text:p>
          </table:table-cell>
          <table:table-cell office:value-type="string">
            <text:p>#86A1E0</text:p>
          </table:table-cell>
          <table:table-cell office:value-type="string">
            <text:p>#DA73CF</text:p>
          </table:table-cell>
          <table:table-cell office:value-type="string">
            <text:p>#E0884C</text:p>
          </table:table-cell>
          <table:table-cell table:number-columns-repeated="2" office:value-type="string">
            <text:p>#CDBA54</text:p>
          </table:table-cell>
          <table:table-cell office:value-type="string">
            <text:p>#E57A96</text:p>
          </table:table-cell>
          <table:table-cell table:number-columns-repeated="980"/>
        </table:table-row>
        <table:table-row table:style-name="ro1">
          <table:table-cell office:value-type="string">
            <text:p>CP</text:p>
          </table:table-cell>
          <table:table-cell office:value-type="string">
            <text:p>Card player</text:p>
          </table:table-cell>
          <table:table-cell office:value-type="string">
            <text:p>Man playing cards with Grantair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#65C3CC</text:p>
          </table:table-cell>
          <table:table-cell table:number-columns-repeated="2" office:value-type="string">
            <text:p>#CBBF54</text:p>
          </table:table-cell>
          <table:table-cell table:number-columns-repeated="2" office:value-type="string">
            <text:p>#B6BC6B</text:p>
          </table:table-cell>
          <table:table-cell office:value-type="string">
            <text:p>#DA73CF</text:p>
          </table:table-cell>
          <table:table-cell office:value-type="string">
            <text:p>#E57A96</text:p>
          </table:table-cell>
          <table:table-cell table:number-columns-repeated="2" office:value-type="string">
            <text:p>#71CF9F</text:p>
          </table:table-cell>
          <table:table-cell office:value-type="string">
            <text:p>#E0884C</text:p>
          </table:table-cell>
          <table:table-cell office:value-type="string">
            <text:p>#DD8F39</text:p>
          </table:table-cell>
          <table:table-cell table:number-columns-repeated="2" office:value-type="string">
            <text:p>#CBBF54</text:p>
          </table:table-cell>
          <table:table-cell table:number-columns-repeated="2" office:value-type="string">
            <text:p>#B6BC6B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table:number-columns-repeated="2" office:value-type="string">
            <text:p>#71CF9F</text:p>
          </table:table-cell>
          <table:table-cell office:value-type="string">
            <text:p>#E0884C</text:p>
          </table:table-cell>
          <table:table-cell table:number-columns-repeated="980"/>
        </table:table-row>
        <table:table-row table:style-name="ro1">
          <table:table-cell office:value-type="string">
            <text:p>CR</text:p>
          </table:table-cell>
          <table:table-cell office:value-type="string">
            <text:p>Courfeyrac</text:p>
          </table:table-cell>
          <table:table-cell office:value-type="string">
            <text:p>Courfeyrac, member,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#CF7BCE</text:p>
          </table:table-cell>
          <table:table-cell office:value-type="string">
            <text:p>#E48063</text:p>
          </table:table-cell>
          <table:table-cell office:value-type="string">
            <text:p>#79D269</text:p>
          </table:table-cell>
          <table:table-cell office:value-type="string">
            <text:p>#E0884C</text:p>
          </table:table-cell>
          <table:table-cell office:value-type="string">
            <text:p>#D86CDC</text:p>
          </table:table-cell>
          <table:table-cell office:value-type="string">
            <text:p>#DA73CF</text:p>
          </table:table-cell>
          <table:table-cell office:value-type="string">
            <text:p>#E57A96</text:p>
          </table:table-cell>
          <table:table-cell table:number-columns-repeated="2" office:value-type="string">
            <text:p>#71CF9F</text:p>
          </table:table-cell>
          <table:table-cell office:value-type="string">
            <text:p>#E0884C</text:p>
          </table:table-cell>
          <table:table-cell office:value-type="string">
            <text:p>#C1E243</text:p>
          </table:table-cell>
          <table:table-cell office:value-type="string">
            <text:p>#E48063</text:p>
          </table:table-cell>
          <table:table-cell office:value-type="string">
            <text:p>#79D269</text:p>
          </table:table-cell>
          <table:table-cell office:value-type="string">
            <text:p>#E0884C</text:p>
          </table:table-cell>
          <table:table-cell office:value-type="string">
            <text:p>#D86CDC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table:number-columns-repeated="2" office:value-type="string">
            <text:p>#71CF9F</text:p>
          </table:table-cell>
          <table:table-cell office:value-type="string">
            <text:p>#E0884C</text:p>
          </table:table-cell>
          <table:table-cell table:number-columns-repeated="980"/>
        </table:table-row>
        <table:table-row table:style-name="ro1">
          <table:table-cell office:value-type="string">
            <text:p>CW</text:p>
          </table:table-cell>
          <table:table-cell office:value-type="string">
            <text:p>Concierge, Verrerie</text:p>
          </table:table-cell>
          <table:table-cell office:value-type="string">
            <text:p>Concierge, rue de la Verreri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#CF7BCE</text:p>
          </table:table-cell>
          <table:table-cell office:value-type="string">
            <text:p>#E48063</text:p>
          </table:table-cell>
          <table:table-cell office:value-type="string">
            <text:p>#79D269</text:p>
          </table:table-cell>
          <table:table-cell office:value-type="string">
            <text:p>#E0884C</text:p>
          </table:table-cell>
          <table:table-cell office:value-type="string">
            <text:p>#D86CDC</text:p>
          </table:table-cell>
          <table:table-cell office:value-type="string">
            <text:p>#DA73CF</text:p>
          </table:table-cell>
          <table:table-cell office:value-type="string">
            <text:p>#E57A96</text:p>
          </table:table-cell>
          <table:table-cell table:number-columns-repeated="2" office:value-type="string">
            <text:p>#71CF9F</text:p>
          </table:table-cell>
          <table:table-cell office:value-type="string">
            <text:p>#E0884C</text:p>
          </table:table-cell>
          <table:table-cell office:value-type="string">
            <text:p>#D3BD3E</text:p>
          </table:table-cell>
          <table:table-cell office:value-type="string">
            <text:p>#E48063</text:p>
          </table:table-cell>
          <table:table-cell office:value-type="string">
            <text:p>#79D269</text:p>
          </table:table-cell>
          <table:table-cell office:value-type="string">
            <text:p>#E0884C</text:p>
          </table:table-cell>
          <table:table-cell office:value-type="string">
            <text:p>#D86CDC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table:number-columns-repeated="2" office:value-type="string">
            <text:p>#71CF9F</text:p>
          </table:table-cell>
          <table:table-cell office:value-type="string">
            <text:p>#E0884C</text:p>
          </table:table-cell>
          <table:table-cell table:number-columns-repeated="980"/>
        </table:table-row>
        <table:table-row table:style-name="ro1">
          <table:table-cell office:value-type="string">
            <text:p>EN</text:p>
          </table:table-cell>
          <table:table-cell office:value-type="string">
            <text:p>Enjolras</text:p>
          </table:table-cell>
          <table:table-cell office:value-type="string">
            <text:p>Enjolras, chief of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#65C3CC</text:p>
          </table:table-cell>
          <table:table-cell office:value-type="string">
            <text:p>#E48063</text:p>
          </table:table-cell>
          <table:table-cell office:value-type="string">
            <text:p>#79D269</text:p>
          </table:table-cell>
          <table:table-cell office:value-type="string">
            <text:p>#E0884C</text:p>
          </table:table-cell>
          <table:table-cell office:value-type="string">
            <text:p>#D86CDC</text:p>
          </table:table-cell>
          <table:table-cell office:value-type="string">
            <text:p>#DA73CF</text:p>
          </table:table-cell>
          <table:table-cell office:value-type="string">
            <text:p>#E57A96</text:p>
          </table:table-cell>
          <table:table-cell table:number-columns-repeated="2" office:value-type="string">
            <text:p>#71CF9F</text:p>
          </table:table-cell>
          <table:table-cell office:value-type="string">
            <text:p>#E0884C</text:p>
          </table:table-cell>
          <table:table-cell office:value-type="string">
            <text:p>#9FC266</text:p>
          </table:table-cell>
          <table:table-cell office:value-type="string">
            <text:p>#E48063</text:p>
          </table:table-cell>
          <table:table-cell office:value-type="string">
            <text:p>#79D269</text:p>
          </table:table-cell>
          <table:table-cell office:value-type="string">
            <text:p>#E0884C</text:p>
          </table:table-cell>
          <table:table-cell office:value-type="string">
            <text:p>#D86CDC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table:number-columns-repeated="2" office:value-type="string">
            <text:p>#71CF9F</text:p>
          </table:table-cell>
          <table:table-cell office:value-type="string">
            <text:p>#E0884C</text:p>
          </table:table-cell>
          <table:table-cell table:number-columns-repeated="980"/>
        </table:table-row>
        <table:table-row table:style-name="ro1">
          <table:table-cell office:value-type="string">
            <text:p>FE</text:p>
          </table:table-cell>
          <table:table-cell office:value-type="string">
            <text:p>Feuilly</text:p>
          </table:table-cell>
          <table:table-cell office:value-type="string">
            <text:p>Feuilly, member,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#CF7BC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83D64E</text:p>
          </table:table-cell>
          <table:table-cell office:value-type="string">
            <text:p>#86A1E0</text:p>
          </table:table-cell>
          <table:table-cell table:number-columns-repeated="2" office:value-type="string">
            <text:p>#DA73CF</text:p>
          </table:table-cell>
          <table:table-cell office:value-type="string">
            <text:p>#86A1E0</text:p>
          </table:table-cell>
          <table:table-cell office:value-type="string">
            <text:p>#CEB16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CDBA54</text:p>
          </table:table-cell>
          <table:table-cell office:value-type="string">
            <text:p>#86A1E0</text:p>
          </table:table-cell>
          <table:table-cell table:number-columns-repeated="2" office:value-type="string">
            <text:p>#DA73CF</text:p>
          </table:table-cell>
          <table:table-cell office:value-type="string">
            <text:p>#86A1E0</text:p>
          </table:table-cell>
          <table:table-cell table:number-columns-repeated="980"/>
        </table:table-row>
        <table:table-row table:style-name="ro1">
          <table:table-cell office:value-type="string">
            <text:p>GT</text:p>
          </table:table-cell>
          <table:table-cell office:value-type="string">
            <text:p>Grantaire</text:p>
          </table:table-cell>
          <table:table-cell office:value-type="string">
            <text:p>Grantaire, Friends of the ABC skepti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9D269</text:p>
          </table:table-cell>
          <table:table-cell office:value-type="string">
            <text:p>#86A1E0</text:p>
          </table:table-cell>
          <table:table-cell office:value-type="string">
            <text:p>#67D1AC</text:p>
          </table:table-cell>
          <table:table-cell office:value-type="string">
            <text:p>#E47E64</text:p>
          </table:table-cell>
          <table:table-cell office:value-type="string">
            <text:p>#86A1E0</text:p>
          </table:table-cell>
          <table:table-cell table:number-columns-repeated="2" office:value-type="string">
            <text:p>#CDBA54</text:p>
          </table:table-cell>
          <table:table-cell office:value-type="string">
            <text:p>#86A1E0</text:p>
          </table:table-cell>
          <table:table-cell office:value-type="string">
            <text:p>#9489E7</text:p>
          </table:table-cell>
          <table:table-cell office:value-type="string">
            <text:p>#68BDD5</text:p>
          </table:table-cell>
          <table:table-cell office:value-type="string">
            <text:p>#79D269</text:p>
          </table:table-cell>
          <table:table-cell office:value-type="string">
            <text:p>#86A1E0</text:p>
          </table:table-cell>
          <table:table-cell office:value-type="string">
            <text:p>#67D1AC</text:p>
          </table:table-cell>
          <table:table-cell office:value-type="string">
            <text:p>#83D64E</text:p>
          </table:table-cell>
          <table:table-cell office:value-type="string">
            <text:p>#86A1E0</text:p>
          </table:table-cell>
          <table:table-cell table:number-columns-repeated="2" office:value-type="string">
            <text:p>#CDBA54</text:p>
          </table:table-cell>
          <table:table-cell office:value-type="string">
            <text:p>#86A1E0</text:p>
          </table:table-cell>
          <table:table-cell table:number-columns-repeated="980"/>
        </table:table-row>
        <table:table-row table:style-name="ro2">
          <table:table-cell office:value-type="string">
            <text:p>GV</text:p>
          </table:table-cell>
          <table:table-cell table:number-columns-repeated="2" office:value-type="string">
            <text:p>Government troo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#DE9159</text:p>
          </table:table-cell>
          <table:table-cell table:number-columns-repeated="2" office:value-type="string">
            <text:p>#CBBF54</text:p>
          </table:table-cell>
          <table:table-cell office:value-type="string">
            <text:p>#E57A96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E0884C</text:p>
          </table:table-cell>
          <table:table-cell table:number-columns-repeated="2" office:value-type="string">
            <text:p>#CDBA54</text:p>
          </table:table-cell>
          <table:table-cell office:value-type="string">
            <text:p>#E57A96</text:p>
          </table:table-cell>
          <table:table-cell office:value-type="string">
            <text:p>#E05BE0</text:p>
          </table:table-cell>
          <table:table-cell table:number-columns-repeated="2" office:value-type="string">
            <text:p>#CBBF54</text:p>
          </table:table-cell>
          <table:table-cell office:value-type="string">
            <text:p>#E57A96</text:p>
          </table:table-cell>
          <table:table-cell office:value-type="string">
            <text:p>#86A1E0</text:p>
          </table:table-cell>
          <table:table-cell office:value-type="string">
            <text:p>#83D64E</text:p>
          </table:table-cell>
          <table:table-cell office:value-type="string">
            <text:p>#E0884C</text:p>
          </table:table-cell>
          <table:table-cell table:number-columns-repeated="2" office:value-type="string">
            <text:p>#CDBA54</text:p>
          </table:table-cell>
          <table:table-cell office:value-type="string">
            <text:p>#E57A96</text:p>
          </table:table-cell>
          <table:table-cell table:number-columns-repeated="980"/>
        </table:table-row>
        <table:table-row table:style-name="ro1">
          <table:table-cell office:value-type="string">
            <text:p>JO</text:p>
          </table:table-cell>
          <table:table-cell office:value-type="string">
            <text:p>Joly</text:p>
          </table:table-cell>
          <table:table-cell office:value-type="string">
            <text:p>Joly, member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#DE9159</text:p>
          </table:table-cell>
          <table:table-cell table:number-columns-repeated="2" office:value-type="string">
            <text:p>#68BDD5</text:p>
          </table:table-cell>
          <table:table-cell table:number-columns-repeated="2" office:value-type="string">
            <text:p>#D1CE3F</text:p>
          </table:table-cell>
          <table:table-cell office:value-type="string">
            <text:p>#E47E64</text:p>
          </table:table-cell>
          <table:table-cell office:value-type="string">
            <text:p>#B6BC6B</text:p>
          </table:table-cell>
          <table:table-cell table:number-columns-repeated="2" office:value-type="string">
            <text:p>#CDBA54</text:p>
          </table:table-cell>
          <table:table-cell office:value-type="string">
            <text:p>#D86CDC</text:p>
          </table:table-cell>
          <table:table-cell office:value-type="string">
            <text:p>#5ED4CD</text:p>
          </table:table-cell>
          <table:table-cell table:number-columns-repeated="2" office:value-type="string">
            <text:p>#68BDD5</text:p>
          </table:table-cell>
          <table:table-cell table:number-columns-repeated="2" office:value-type="string">
            <text:p>#D1CE3F</text:p>
          </table:table-cell>
          <table:table-cell office:value-type="string">
            <text:p>#83D64E</text:p>
          </table:table-cell>
          <table:table-cell office:value-type="string">
            <text:p>#B6BC6B</text:p>
          </table:table-cell>
          <table:table-cell table:number-columns-repeated="2" office:value-type="string">
            <text:p>#CDBA54</text:p>
          </table:table-cell>
          <table:table-cell office:value-type="string">
            <text:p>#D86CDC</text:p>
          </table:table-cell>
          <table:table-cell table:number-columns-repeated="980"/>
        </table:table-row>
        <table:table-row table:style-name="ro1">
          <table:table-cell office:value-type="string">
            <text:p>JP</text:p>
          </table:table-cell>
          <table:table-cell office:value-type="string">
            <text:p>Prouvaire</text:p>
          </table:table-cell>
          <table:table-cell office:value-type="string">
            <text:p>Prouvaire, member Friends of the AB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#DE9159</text:p>
          </table:table-cell>
          <table:table-cell table:number-columns-repeated="2" office:value-type="string">
            <text:p>#68BDD5</text:p>
          </table:table-cell>
          <table:table-cell office:value-type="string">
            <text:p>#E57A96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E0884C</text:p>
          </table:table-cell>
          <table:table-cell table:number-columns-repeated="2" office:value-type="string">
            <text:p>#CDBA54</text:p>
          </table:table-cell>
          <table:table-cell office:value-type="string">
            <text:p>#D86CDC</text:p>
          </table:table-cell>
          <table:table-cell office:value-type="string">
            <text:p>#E05BE0</text:p>
          </table:table-cell>
          <table:table-cell table:number-columns-repeated="2" office:value-type="string">
            <text:p>#68BDD5</text:p>
          </table:table-cell>
          <table:table-cell office:value-type="string">
            <text:p>#E57A96</text:p>
          </table:table-cell>
          <table:table-cell office:value-type="string">
            <text:p>#86A1E0</text:p>
          </table:table-cell>
          <table:table-cell office:value-type="string">
            <text:p>#83D64E</text:p>
          </table:table-cell>
          <table:table-cell office:value-type="string">
            <text:p>#E0884C</text:p>
          </table:table-cell>
          <table:table-cell table:number-columns-repeated="2" office:value-type="string">
            <text:p>#CDBA54</text:p>
          </table:table-cell>
          <table:table-cell office:value-type="string">
            <text:p>#D86CDC</text:p>
          </table:table-cell>
          <table:table-cell table:number-columns-repeated="980"/>
        </table:table-row>
        <table:table-row table:style-name="ro1">
          <table:table-cell office:value-type="string">
            <text:p>NA</text:p>
          </table:table-cell>
          <table:table-cell office:value-type="string">
            <text:p>Navet</text:p>
          </table:table-cell>
          <table:table-cell office:value-type="string">
            <text:p>Navet, friend of Gavroch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#65C3CC</text:p>
          </table:table-cell>
          <table:table-cell table:number-columns-repeated="2" office:value-type="string">
            <text:p>#CBBF54</text:p>
          </table:table-cell>
          <table:table-cell table:number-columns-repeated="2" office:value-type="string">
            <text:p>#B6BC6B</text:p>
          </table:table-cell>
          <table:table-cell office:value-type="string">
            <text:p>#7DA5E0</text:p>
          </table:table-cell>
          <table:table-cell office:value-type="string">
            <text:p>#67D1AC</text:p>
          </table:table-cell>
          <table:table-cell office:value-type="string">
            <text:p>#7DA5E0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office:value-type="string">
            <text:p>#DD8F39</text:p>
          </table:table-cell>
          <table:table-cell table:number-columns-repeated="2" office:value-type="string">
            <text:p>#CBBF54</text:p>
          </table:table-cell>
          <table:table-cell table:number-columns-repeated="2" office:value-type="string">
            <text:p>#B6BC6B</text:p>
          </table:table-cell>
          <table:table-cell office:value-type="string">
            <text:p>#DA73CF</text:p>
          </table:table-cell>
          <table:table-cell office:value-type="string">
            <text:p>#67D1AC</text:p>
          </table:table-cell>
          <table:table-cell office:value-type="string">
            <text:p>#7DA5E0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table:number-columns-repeated="980"/>
        </table:table-row>
        <table:table-row table:style-name="ro1">
          <table:table-cell office:value-type="string">
            <text:p>BG</text:p>
          </table:table-cell>
          <table:table-cell office:value-type="string">
            <text:p>Paris barber</text:p>
          </table:table-cell>
          <table:table-cell office:value-type="string">
            <text:p>Barber encountered by Gavroch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#DE9159</text:p>
          </table:table-cell>
          <table:table-cell table:number-columns-repeated="2" office:value-type="string">
            <text:p>#68BDD5</text:p>
          </table:table-cell>
          <table:table-cell office:value-type="string">
            <text:p>#E57A96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E0884C</text:p>
          </table:table-cell>
          <table:table-cell table:number-columns-repeated="2" office:value-type="string">
            <text:p>#CDBA54</text:p>
          </table:table-cell>
          <table:table-cell office:value-type="string">
            <text:p>#D86CDC</text:p>
          </table:table-cell>
          <table:table-cell office:value-type="string">
            <text:p>#E05BE0</text:p>
          </table:table-cell>
          <table:table-cell table:number-columns-repeated="2" office:value-type="string">
            <text:p>#68BDD5</text:p>
          </table:table-cell>
          <table:table-cell office:value-type="string">
            <text:p>#E57A96</text:p>
          </table:table-cell>
          <table:table-cell office:value-type="string">
            <text:p>#86A1E0</text:p>
          </table:table-cell>
          <table:table-cell office:value-type="string">
            <text:p>#83D64E</text:p>
          </table:table-cell>
          <table:table-cell office:value-type="string">
            <text:p>#E0884C</text:p>
          </table:table-cell>
          <table:table-cell table:number-columns-repeated="2" office:value-type="string">
            <text:p>#CDBA54</text:p>
          </table:table-cell>
          <table:table-cell office:value-type="string">
            <text:p>#D86CDC</text:p>
          </table:table-cell>
          <table:table-cell table:number-columns-repeated="980"/>
        </table:table-row>
        <table:table-row table:style-name="ro1">
          <table:table-cell office:value-type="string">
            <text:p>BK</text:p>
          </table:table-cell>
          <table:table-cell office:value-type="string">
            <text:p>Paris baker</text:p>
          </table:table-cell>
          <table:table-cell office:value-type="string">
            <text:p>Baker, visited by Gavroch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9D269</text:p>
          </table:table-cell>
          <table:table-cell office:value-type="string">
            <text:p>#86A1E0</text:p>
          </table:table-cell>
          <table:table-cell office:value-type="string">
            <text:p>#67D1AC</text:p>
          </table:table-cell>
          <table:table-cell office:value-type="string">
            <text:p>#E47E64</text:p>
          </table:table-cell>
          <table:table-cell office:value-type="string">
            <text:p>#86A1E0</text:p>
          </table:table-cell>
          <table:table-cell table:number-columns-repeated="2" office:value-type="string">
            <text:p>#CDBA54</text:p>
          </table:table-cell>
          <table:table-cell office:value-type="string">
            <text:p>#67D1AC</text:p>
          </table:table-cell>
          <table:table-cell office:value-type="string">
            <text:p>#9489E7</text:p>
          </table:table-cell>
          <table:table-cell office:value-type="string">
            <text:p>#68BDD5</text:p>
          </table:table-cell>
          <table:table-cell office:value-type="string">
            <text:p>#79D269</text:p>
          </table:table-cell>
          <table:table-cell office:value-type="string">
            <text:p>#86A1E0</text:p>
          </table:table-cell>
          <table:table-cell office:value-type="string">
            <text:p>#67D1AC</text:p>
          </table:table-cell>
          <table:table-cell office:value-type="string">
            <text:p>#83D64E</text:p>
          </table:table-cell>
          <table:table-cell office:value-type="string">
            <text:p>#86A1E0</text:p>
          </table:table-cell>
          <table:table-cell table:number-columns-repeated="2" office:value-type="string">
            <text:p>#CDBA54</text:p>
          </table:table-cell>
          <table:table-cell office:value-type="string">
            <text:p>#67D1AC</text:p>
          </table:table-cell>
          <table:table-cell table:number-columns-repeated="980"/>
        </table:table-row>
        <table:table-row table:style-name="ro2">
          <table:table-cell office:value-type="string">
            <text:p>DN</text:p>
          </table:table-cell>
          <table:table-cell office:value-type="string">
            <text:p>Dandy</text:p>
          </table:table-cell>
          <table:table-cell office:value-type="string">
            <text:p>Dandy near the barricad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#65C3CC</text:p>
          </table:table-cell>
          <table:table-cell table:number-columns-repeated="2" office:value-type="string">
            <text:p>#CBBF54</text:p>
          </table:table-cell>
          <table:table-cell table:number-columns-repeated="2" office:value-type="string">
            <text:p>#B6BC6B</text:p>
          </table:table-cell>
          <table:table-cell office:value-type="string">
            <text:p>#7DA5E0</text:p>
          </table:table-cell>
          <table:table-cell office:value-type="string">
            <text:p>#67D1AC</text:p>
          </table:table-cell>
          <table:table-cell office:value-type="string">
            <text:p>#7DA5E0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office:value-type="string">
            <text:p>#DD8F39</text:p>
          </table:table-cell>
          <table:table-cell table:number-columns-repeated="2" office:value-type="string">
            <text:p>#CBBF54</text:p>
          </table:table-cell>
          <table:table-cell table:number-columns-repeated="2" office:value-type="string">
            <text:p>#B6BC6B</text:p>
          </table:table-cell>
          <table:table-cell office:value-type="string">
            <text:p>#DA73CF</text:p>
          </table:table-cell>
          <table:table-cell office:value-type="string">
            <text:p>#67D1AC</text:p>
          </table:table-cell>
          <table:table-cell office:value-type="string">
            <text:p>#7DA5E0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table:number-columns-repeated="980"/>
        </table:table-row>
        <table:table-row table:style-name="ro1">
          <table:table-cell office:value-type="string">
            <text:p>DR</text:p>
          </table:table-cell>
          <table:table-cell office:value-type="string">
            <text:p>Drunk coachman</text:p>
          </table:table-cell>
          <table:table-cell office:value-type="string">
            <text:p>Drunk Auvergnat coachma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#65C3CC</text:p>
          </table:table-cell>
          <table:table-cell table:number-columns-repeated="2" office:value-type="string">
            <text:p>#CBBF54</text:p>
          </table:table-cell>
          <table:table-cell table:number-columns-repeated="2" office:value-type="string">
            <text:p>#B6BC6B</text:p>
          </table:table-cell>
          <table:table-cell office:value-type="string">
            <text:p>#7DA5E0</text:p>
          </table:table-cell>
          <table:table-cell office:value-type="string">
            <text:p>#67D1AC</text:p>
          </table:table-cell>
          <table:table-cell office:value-type="string">
            <text:p>#7DA5E0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office:value-type="string">
            <text:p>#DD8F39</text:p>
          </table:table-cell>
          <table:table-cell table:number-columns-repeated="2" office:value-type="string">
            <text:p>#CBBF54</text:p>
          </table:table-cell>
          <table:table-cell table:number-columns-repeated="2" office:value-type="string">
            <text:p>#B6BC6B</text:p>
          </table:table-cell>
          <table:table-cell office:value-type="string">
            <text:p>#DA73CF</text:p>
          </table:table-cell>
          <table:table-cell office:value-type="string">
            <text:p>#67D1AC</text:p>
          </table:table-cell>
          <table:table-cell office:value-type="string">
            <text:p>#7DA5E0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table:number-columns-repeated="980"/>
        </table:table-row>
        <table:table-row table:style-name="ro1">
          <table:table-cell office:value-type="string">
            <text:p>GA</text:p>
          </table:table-cell>
          <table:table-cell office:value-type="string">
            <text:p>Gavroche</text:p>
          </table:table-cell>
          <table:table-cell office:value-type="string">
            <text:p>Gavroche, son of the Th√©nardier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#65C3CC</text:p>
          </table:table-cell>
          <table:table-cell table:number-columns-repeated="2" office:value-type="string">
            <text:p>#CBBF54</text:p>
          </table:table-cell>
          <table:table-cell table:number-columns-repeated="2" office:value-type="string">
            <text:p>#B6BC6B</text:p>
          </table:table-cell>
          <table:table-cell office:value-type="string">
            <text:p>#7DA5E0</text:p>
          </table:table-cell>
          <table:table-cell office:value-type="string">
            <text:p>#67D1AC</text:p>
          </table:table-cell>
          <table:table-cell office:value-type="string">
            <text:p>#7DA5E0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office:value-type="string">
            <text:p>#DD8F39</text:p>
          </table:table-cell>
          <table:table-cell table:number-columns-repeated="2" office:value-type="string">
            <text:p>#CBBF54</text:p>
          </table:table-cell>
          <table:table-cell table:number-columns-repeated="2" office:value-type="string">
            <text:p>#B6BC6B</text:p>
          </table:table-cell>
          <table:table-cell office:value-type="string">
            <text:p>#DA73CF</text:p>
          </table:table-cell>
          <table:table-cell office:value-type="string">
            <text:p>#67D1AC</text:p>
          </table:table-cell>
          <table:table-cell office:value-type="string">
            <text:p>#7DA5E0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table:number-columns-repeated="980"/>
        </table:table-row>
        <table:table-row table:style-name="ro1">
          <table:table-cell office:value-type="string">
            <text:p>GL</text:p>
          </table:table-cell>
          <table:table-cell office:value-type="string">
            <text:p>Poor girl</text:p>
          </table:table-cell>
          <table:table-cell office:value-type="string">
            <text:p>Poor girl, helped by Gavroch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#DE9159</text:p>
          </table:table-cell>
          <table:table-cell table:number-columns-repeated="2" office:value-type="string">
            <text:p>#68BDD5</text:p>
          </table:table-cell>
          <table:table-cell table:number-columns-repeated="2" office:value-type="string">
            <text:p>#D1CE3F</text:p>
          </table:table-cell>
          <table:table-cell office:value-type="string">
            <text:p>#E47E64</text:p>
          </table:table-cell>
          <table:table-cell office:value-type="string">
            <text:p>#B6BC6B</text:p>
          </table:table-cell>
          <table:table-cell table:number-columns-repeated="2" office:value-type="string">
            <text:p>#CDBA54</text:p>
          </table:table-cell>
          <table:table-cell office:value-type="string">
            <text:p>#D86CDC</text:p>
          </table:table-cell>
          <table:table-cell office:value-type="string">
            <text:p>#5ED4CD</text:p>
          </table:table-cell>
          <table:table-cell table:number-columns-repeated="2" office:value-type="string">
            <text:p>#68BDD5</text:p>
          </table:table-cell>
          <table:table-cell table:number-columns-repeated="2" office:value-type="string">
            <text:p>#D1CE3F</text:p>
          </table:table-cell>
          <table:table-cell office:value-type="string">
            <text:p>#83D64E</text:p>
          </table:table-cell>
          <table:table-cell office:value-type="string">
            <text:p>#B6BC6B</text:p>
          </table:table-cell>
          <table:table-cell table:number-columns-repeated="2" office:value-type="string">
            <text:p>#CDBA54</text:p>
          </table:table-cell>
          <table:table-cell office:value-type="string">
            <text:p>#D86CDC</text:p>
          </table:table-cell>
          <table:table-cell table:number-columns-repeated="980"/>
        </table:table-row>
        <table:table-row table:style-name="ro1">
          <table:table-cell office:value-type="string">
            <text:p>GS</text:p>
          </table:table-cell>
          <table:table-cell office:value-type="string">
            <text:p>Secondhand dealer</text:p>
          </table:table-cell>
          <table:table-cell office:value-type="string">
            <text:p>Secondhand dealer from whom Gavroche 'borrows' a pistol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#99D05F</text:p>
          </table:table-cell>
          <table:table-cell table:number-columns-repeated="2" office:value-type="string">
            <text:p>#D07AD3</text:p>
          </table:table-cell>
          <table:table-cell office:value-type="string">
            <text:p>#D86CDC</text:p>
          </table:table-cell>
          <table:table-cell office:value-type="string">
            <text:p>#E0884C</text:p>
          </table:table-cell>
          <table:table-cell office:value-type="string">
            <text:p>#83D64E</text:p>
          </table:table-cell>
          <table:table-cell office:value-type="string">
            <text:p>#72D553</text:p>
          </table:table-cell>
          <table:table-cell table:number-columns-repeated="2" office:value-type="string">
            <text:p>#DA73CF</text:p>
          </table:table-cell>
          <table:table-cell office:value-type="string">
            <text:p>#72D553</text:p>
          </table:table-cell>
          <table:table-cell office:value-type="string">
            <text:p>#71AADE</text:p>
          </table:table-cell>
          <table:table-cell table:number-columns-repeated="2" office:value-type="string">
            <text:p>#D07AD3</text:p>
          </table:table-cell>
          <table:table-cell office:value-type="string">
            <text:p>#D86CDC</text:p>
          </table:table-cell>
          <table:table-cell office:value-type="string">
            <text:p>#E0884C</text:p>
          </table:table-cell>
          <table:table-cell office:value-type="string">
            <text:p>#CDBA54</text:p>
          </table:table-cell>
          <table:table-cell office:value-type="string">
            <text:p>#72D553</text:p>
          </table:table-cell>
          <table:table-cell table:number-columns-repeated="2" office:value-type="string">
            <text:p>#DA73CF</text:p>
          </table:table-cell>
          <table:table-cell office:value-type="string">
            <text:p>#72D553</text:p>
          </table:table-cell>
          <table:table-cell table:number-columns-repeated="980"/>
        </table:table-row>
        <table:table-row table:style-name="ro1">
          <table:table-cell office:value-type="string">
            <text:p>MN</text:p>
          </table:table-cell>
          <table:table-cell office:value-type="string">
            <text:p>Magnon</text:p>
          </table:table-cell>
          <table:table-cell office:value-type="string">
            <text:p>Magnon, servant of Gillenormand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#CF7BC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83D64E</text:p>
          </table:table-cell>
          <table:table-cell office:value-type="string">
            <text:p>#86A1E0</text:p>
          </table:table-cell>
          <table:table-cell table:number-columns-repeated="2" office:value-type="string">
            <text:p>#DA73CF</text:p>
          </table:table-cell>
          <table:table-cell office:value-type="string">
            <text:p>#67D1AC</text:p>
          </table:table-cell>
          <table:table-cell office:value-type="string">
            <text:p>#CEB16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CDBA54</text:p>
          </table:table-cell>
          <table:table-cell office:value-type="string">
            <text:p>#86A1E0</text:p>
          </table:table-cell>
          <table:table-cell table:number-columns-repeated="2" office:value-type="string">
            <text:p>#DA73CF</text:p>
          </table:table-cell>
          <table:table-cell office:value-type="string">
            <text:p>#67D1AC</text:p>
          </table:table-cell>
          <table:table-cell table:number-columns-repeated="980"/>
        </table:table-row>
        <table:table-row table:style-name="ro2">
          <table:table-cell office:value-type="string">
            <text:p>OS</text:p>
          </table:table-cell>
          <table:table-cell office:value-type="string">
            <text:p>Old soldier</text:p>
          </table:table-cell>
          <table:table-cell office:value-type="string">
            <text:p>Old soldier at barbershop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9D269</text:p>
          </table:table-cell>
          <table:table-cell office:value-type="string">
            <text:p>#86A1E0</text:p>
          </table:table-cell>
          <table:table-cell office:value-type="string">
            <text:p>#67D1AC</text:p>
          </table:table-cell>
          <table:table-cell office:value-type="string">
            <text:p>#E47E64</text:p>
          </table:table-cell>
          <table:table-cell office:value-type="string">
            <text:p>#D1CE3F</text:p>
          </table:table-cell>
          <table:table-cell table:number-columns-repeated="2" office:value-type="string">
            <text:p>#CDBA54</text:p>
          </table:table-cell>
          <table:table-cell office:value-type="string">
            <text:p>#B6BC6B</text:p>
          </table:table-cell>
          <table:table-cell office:value-type="string">
            <text:p>#9489E7</text:p>
          </table:table-cell>
          <table:table-cell office:value-type="string">
            <text:p>#68BDD5</text:p>
          </table:table-cell>
          <table:table-cell office:value-type="string">
            <text:p>#79D269</text:p>
          </table:table-cell>
          <table:table-cell office:value-type="string">
            <text:p>#86A1E0</text:p>
          </table:table-cell>
          <table:table-cell office:value-type="string">
            <text:p>#67D1AC</text:p>
          </table:table-cell>
          <table:table-cell office:value-type="string">
            <text:p>#83D64E</text:p>
          </table:table-cell>
          <table:table-cell office:value-type="string">
            <text:p>#D1CE3F</text:p>
          </table:table-cell>
          <table:table-cell table:number-columns-repeated="2" office:value-type="string">
            <text:p>#CDBA54</text:p>
          </table:table-cell>
          <table:table-cell office:value-type="string">
            <text:p>#B6BC6B</text:p>
          </table:table-cell>
          <table:table-cell table:number-columns-repeated="980"/>
        </table:table-row>
        <table:table-row table:style-name="ro2">
          <table:table-cell office:value-type="string">
            <text:p>RP</text:p>
          </table:table-cell>
          <table:table-cell table:number-columns-repeated="2" office:value-type="string">
            <text:p>Ragpicke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#CF7BC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CDBA54</text:p>
          </table:table-cell>
          <table:table-cell office:value-type="string">
            <text:p>#D86CDC</text:p>
          </table:table-cell>
          <table:table-cell table:number-columns-repeated="2" office:value-type="string">
            <text:p>#83D64E</text:p>
          </table:table-cell>
          <table:table-cell office:value-type="string">
            <text:p>#86A1E0</text:p>
          </table:table-cell>
          <table:table-cell office:value-type="string">
            <text:p>#EF6443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DA5E0</text:p>
          </table:table-cell>
          <table:table-cell office:value-type="string">
            <text:p>#D86CDC</text:p>
          </table:table-cell>
          <table:table-cell table:number-columns-repeated="2" office:value-type="string">
            <text:p>#83D64E</text:p>
          </table:table-cell>
          <table:table-cell office:value-type="string">
            <text:p>#86A1E0</text:p>
          </table:table-cell>
          <table:table-cell table:number-columns-repeated="980"/>
        </table:table-row>
        <table:table-row table:style-name="ro1">
          <table:table-cell office:value-type="string">
            <text:p>SI</text:p>
          </table:table-cell>
          <table:table-cell office:value-type="string">
            <text:p>Sergeant, Imprim√©rie</text:p>
          </table:table-cell>
          <table:table-cell office:value-type="string">
            <text:p>Sergeant at the Imprim√©rie Royale pos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#CF7BC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CDBA54</text:p>
          </table:table-cell>
          <table:table-cell office:value-type="string">
            <text:p>#D86CDC</text:p>
          </table:table-cell>
          <table:table-cell table:number-columns-repeated="2" office:value-type="string">
            <text:p>#83D64E</text:p>
          </table:table-cell>
          <table:table-cell office:value-type="string">
            <text:p>#86A1E0</text:p>
          </table:table-cell>
          <table:table-cell office:value-type="string">
            <text:p>#EF6443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DA5E0</text:p>
          </table:table-cell>
          <table:table-cell office:value-type="string">
            <text:p>#D86CDC</text:p>
          </table:table-cell>
          <table:table-cell table:number-columns-repeated="2" office:value-type="string">
            <text:p>#83D64E</text:p>
          </table:table-cell>
          <table:table-cell office:value-type="string">
            <text:p>#86A1E0</text:p>
          </table:table-cell>
          <table:table-cell table:number-columns-repeated="980"/>
        </table:table-row>
        <table:table-row table:style-name="ro1">
          <table:table-cell office:value-type="string">
            <text:p>TC</text:p>
          </table:table-cell>
          <table:table-cell office:value-type="string">
            <text:p>Three concierges</text:p>
          </table:table-cell>
          <table:table-cell office:value-type="string">
            <text:p>Three concierges, met by Gvaroch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CF7BC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office:value-type="string">
            <text:p>#67CE8B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table:number-columns-repeated="980"/>
        </table:table-row>
        <table:table-row table:style-name="ro1">
          <table:table-cell office:value-type="string">
            <text:p>TM</text:p>
          </table:table-cell>
          <table:table-cell office:value-type="string">
            <text:p>Mme Th√©nardier</text:p>
          </table:table-cell>
          <table:table-cell office:value-type="string">
            <text:p>Madame Th√©nardier, wife of Th√©nardier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9D269</text:p>
          </table:table-cell>
          <table:table-cell office:value-type="string">
            <text:p>#86A1E0</text:p>
          </table:table-cell>
          <table:table-cell office:value-type="string">
            <text:p>#67D1AC</text:p>
          </table:table-cell>
          <table:table-cell office:value-type="string">
            <text:p>#E47E64</text:p>
          </table:table-cell>
          <table:table-cell office:value-type="string">
            <text:p>#86A1E0</text:p>
          </table:table-cell>
          <table:table-cell table:number-columns-repeated="2" office:value-type="string">
            <text:p>#CDBA54</text:p>
          </table:table-cell>
          <table:table-cell office:value-type="string">
            <text:p>#67D1AC</text:p>
          </table:table-cell>
          <table:table-cell office:value-type="string">
            <text:p>#9489E7</text:p>
          </table:table-cell>
          <table:table-cell office:value-type="string">
            <text:p>#68BDD5</text:p>
          </table:table-cell>
          <table:table-cell office:value-type="string">
            <text:p>#79D269</text:p>
          </table:table-cell>
          <table:table-cell office:value-type="string">
            <text:p>#86A1E0</text:p>
          </table:table-cell>
          <table:table-cell office:value-type="string">
            <text:p>#67D1AC</text:p>
          </table:table-cell>
          <table:table-cell office:value-type="string">
            <text:p>#83D64E</text:p>
          </table:table-cell>
          <table:table-cell office:value-type="string">
            <text:p>#86A1E0</text:p>
          </table:table-cell>
          <table:table-cell table:number-columns-repeated="2" office:value-type="string">
            <text:p>#CDBA54</text:p>
          </table:table-cell>
          <table:table-cell office:value-type="string">
            <text:p>#67D1AC</text:p>
          </table:table-cell>
          <table:table-cell table:number-columns-repeated="980"/>
        </table:table-row>
        <table:table-row table:style-name="ro1">
          <table:table-cell office:value-type="string">
            <text:p>XA</text:p>
          </table:table-cell>
          <table:table-cell office:value-type="string">
            <text:p>Older child</text:p>
          </table:table-cell>
          <table:table-cell office:value-type="string">
            <text:p>Older Child, son of Th√©nardier, raised by Magnon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#65C3CC</text:p>
          </table:table-cell>
          <table:table-cell table:number-columns-repeated="2" office:value-type="string">
            <text:p>#CBBF54</text:p>
          </table:table-cell>
          <table:table-cell table:number-columns-repeated="2" office:value-type="string">
            <text:p>#B6BC6B</text:p>
          </table:table-cell>
          <table:table-cell office:value-type="string">
            <text:p>#7DA5E0</text:p>
          </table:table-cell>
          <table:table-cell office:value-type="string">
            <text:p>#67D1AC</text:p>
          </table:table-cell>
          <table:table-cell office:value-type="string">
            <text:p>#7DA5E0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office:value-type="string">
            <text:p>#DD8F39</text:p>
          </table:table-cell>
          <table:table-cell table:number-columns-repeated="2" office:value-type="string">
            <text:p>#CBBF54</text:p>
          </table:table-cell>
          <table:table-cell table:number-columns-repeated="2" office:value-type="string">
            <text:p>#B6BC6B</text:p>
          </table:table-cell>
          <table:table-cell office:value-type="string">
            <text:p>#DA73CF</text:p>
          </table:table-cell>
          <table:table-cell office:value-type="string">
            <text:p>#67D1AC</text:p>
          </table:table-cell>
          <table:table-cell office:value-type="string">
            <text:p>#7DA5E0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table:number-columns-repeated="980"/>
        </table:table-row>
        <table:table-row table:style-name="ro1">
          <table:table-cell office:value-type="string">
            <text:p>XB</text:p>
          </table:table-cell>
          <table:table-cell office:value-type="string">
            <text:p>Younger child</text:p>
          </table:table-cell>
          <table:table-cell office:value-type="string">
            <text:p>Younger Child, son of Th√©nardier, raised by Magnon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CF7BC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office:value-type="string">
            <text:p>#D78DCD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table:number-columns-repeated="980"/>
        </table:table-row>
        <table:table-row table:style-name="ro1">
          <table:table-cell office:value-type="string">
            <text:p>GB</text:p>
          </table:table-cell>
          <table:table-cell office:value-type="string">
            <text:p>Gibolette</text:p>
          </table:table-cell>
          <table:table-cell office:value-type="string">
            <text:p>Gibolette, servant in Corinth In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CF7BCE</text:p>
          </table:table-cell>
          <table:table-cell office:value-type="string">
            <text:p>#E48063</text:p>
          </table:table-cell>
          <table:table-cell office:value-type="string">
            <text:p>#79D269</text:p>
          </table:table-cell>
          <table:table-cell office:value-type="string">
            <text:p>#E0884C</text:p>
          </table:table-cell>
          <table:table-cell office:value-type="string">
            <text:p>#D86CDC</text:p>
          </table:table-cell>
          <table:table-cell office:value-type="string">
            <text:p>#DA73CF</text:p>
          </table:table-cell>
          <table:table-cell office:value-type="string">
            <text:p>#86A1E0</text:p>
          </table:table-cell>
          <table:table-cell table:number-columns-repeated="2"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D6095</text:p>
          </table:table-cell>
          <table:table-cell office:value-type="string">
            <text:p>#E48063</text:p>
          </table:table-cell>
          <table:table-cell office:value-type="string">
            <text:p>#79D269</text:p>
          </table:table-cell>
          <table:table-cell office:value-type="string">
            <text:p>#E0884C</text:p>
          </table:table-cell>
          <table:table-cell office:value-type="string">
            <text:p>#D86CDC</text:p>
          </table:table-cell>
          <table:table-cell office:value-type="string">
            <text:p>#E47E64</text:p>
          </table:table-cell>
          <table:table-cell office:value-type="string">
            <text:p>#86A1E0</text:p>
          </table:table-cell>
          <table:table-cell table:number-columns-repeated="2" office:value-type="string">
            <text:p>#71CF9F</text:p>
          </table:table-cell>
          <table:table-cell office:value-type="string">
            <text:p>#86A1E0</text:p>
          </table:table-cell>
          <table:table-cell table:number-columns-repeated="980"/>
        </table:table-row>
        <table:table-row table:style-name="ro1">
          <table:table-cell office:value-type="string">
            <text:p>HL</text:p>
          </table:table-cell>
          <table:table-cell office:value-type="string">
            <text:p>Mme Hucheloup</text:p>
          </table:table-cell>
          <table:table-cell office:value-type="string">
            <text:p>Mme Hucheloup, keeper of Corinth In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9D269</text:p>
          </table:table-cell>
          <table:table-cell office:value-type="string">
            <text:p>#86A1E0</text:p>
          </table:table-cell>
          <table:table-cell office:value-type="string">
            <text:p>#67D1AC</text:p>
          </table:table-cell>
          <table:table-cell office:value-type="string">
            <text:p>#E47E64</text:p>
          </table:table-cell>
          <table:table-cell office:value-type="string">
            <text:p>#86A1E0</text:p>
          </table:table-cell>
          <table:table-cell table:number-columns-repeated="2" office:value-type="string">
            <text:p>#CDBA54</text:p>
          </table:table-cell>
          <table:table-cell office:value-type="string">
            <text:p>#67D1AC</text:p>
          </table:table-cell>
          <table:table-cell office:value-type="string">
            <text:p>#9489E7</text:p>
          </table:table-cell>
          <table:table-cell office:value-type="string">
            <text:p>#68BDD5</text:p>
          </table:table-cell>
          <table:table-cell office:value-type="string">
            <text:p>#79D269</text:p>
          </table:table-cell>
          <table:table-cell office:value-type="string">
            <text:p>#86A1E0</text:p>
          </table:table-cell>
          <table:table-cell office:value-type="string">
            <text:p>#67D1AC</text:p>
          </table:table-cell>
          <table:table-cell office:value-type="string">
            <text:p>#83D64E</text:p>
          </table:table-cell>
          <table:table-cell office:value-type="string">
            <text:p>#86A1E0</text:p>
          </table:table-cell>
          <table:table-cell table:number-columns-repeated="2" office:value-type="string">
            <text:p>#CDBA54</text:p>
          </table:table-cell>
          <table:table-cell office:value-type="string">
            <text:p>#67D1AC</text:p>
          </table:table-cell>
          <table:table-cell table:number-columns-repeated="980"/>
        </table:table-row>
        <table:table-row table:style-name="ro1">
          <table:table-cell office:value-type="string">
            <text:p>ML</text:p>
          </table:table-cell>
          <table:table-cell office:value-type="string">
            <text:p>Matelotte</text:p>
          </table:table-cell>
          <table:table-cell office:value-type="string">
            <text:p>Matelotte, a servant at the Corinth In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CF7BC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office:value-type="string">
            <text:p>#D78DCD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table:number-columns-repeated="980"/>
        </table:table-row>
        <table:table-row table:style-name="ro1">
          <table:table-cell office:value-type="string">
            <text:p>BU</text:p>
          </table:table-cell>
          <table:table-cell office:value-type="string">
            <text:p>Mme Burgon</text:p>
          </table:table-cell>
          <table:table-cell office:value-type="string">
            <text:p>Mme Burgon (aka Bougon), new concierge at the Gorbeau tenem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#65C3CC</text:p>
          </table:table-cell>
          <table:table-cell table:number-columns-repeated="2" office:value-type="string">
            <text:p>#CBBF54</text:p>
          </table:table-cell>
          <table:table-cell table:number-columns-repeated="2" office:value-type="string">
            <text:p>#B6BC6B</text:p>
          </table:table-cell>
          <table:table-cell office:value-type="string">
            <text:p>#7DA5E0</text:p>
          </table:table-cell>
          <table:table-cell office:value-type="string">
            <text:p>#67D1AC</text:p>
          </table:table-cell>
          <table:table-cell office:value-type="string">
            <text:p>#7DA5E0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office:value-type="string">
            <text:p>#DD8F39</text:p>
          </table:table-cell>
          <table:table-cell table:number-columns-repeated="2" office:value-type="string">
            <text:p>#CBBF54</text:p>
          </table:table-cell>
          <table:table-cell table:number-columns-repeated="2" office:value-type="string">
            <text:p>#B6BC6B</text:p>
          </table:table-cell>
          <table:table-cell office:value-type="string">
            <text:p>#DA73CF</text:p>
          </table:table-cell>
          <table:table-cell office:value-type="string">
            <text:p>#67D1AC</text:p>
          </table:table-cell>
          <table:table-cell office:value-type="string">
            <text:p>#7DA5E0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table:number-columns-repeated="980"/>
        </table:table-row>
        <table:table-row table:style-name="ro1">
          <table:table-cell office:value-type="string">
            <text:p>CO</text:p>
          </table:table-cell>
          <table:table-cell office:value-type="string">
            <text:p>Cosette</text:p>
          </table:table-cell>
          <table:table-cell office:value-type="string">
            <text:p>Cosette, daughter of Fanti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#CF7BCE</text:p>
          </table:table-cell>
          <table:table-cell office:value-type="string">
            <text:p>#E48063</text:p>
          </table:table-cell>
          <table:table-cell office:value-type="string">
            <text:p>#79D269</text:p>
          </table:table-cell>
          <table:table-cell office:value-type="string">
            <text:p>#E0884C</text:p>
          </table:table-cell>
          <table:table-cell office:value-type="string">
            <text:p>#D86CDC</text:p>
          </table:table-cell>
          <table:table-cell office:value-type="string">
            <text:p>#DA73CF</text:p>
          </table:table-cell>
          <table:table-cell office:value-type="string">
            <text:p>#E57A96</text:p>
          </table:table-cell>
          <table:table-cell table:number-columns-repeated="2" office:value-type="string">
            <text:p>#71CF9F</text:p>
          </table:table-cell>
          <table:table-cell office:value-type="string">
            <text:p>#E0884C</text:p>
          </table:table-cell>
          <table:table-cell office:value-type="string">
            <text:p>#ED6095</text:p>
          </table:table-cell>
          <table:table-cell office:value-type="string">
            <text:p>#E48063</text:p>
          </table:table-cell>
          <table:table-cell office:value-type="string">
            <text:p>#79D269</text:p>
          </table:table-cell>
          <table:table-cell office:value-type="string">
            <text:p>#E0884C</text:p>
          </table:table-cell>
          <table:table-cell office:value-type="string">
            <text:p>#D86CDC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table:number-columns-repeated="2" office:value-type="string">
            <text:p>#71CF9F</text:p>
          </table:table-cell>
          <table:table-cell office:value-type="string">
            <text:p>#E0884C</text:p>
          </table:table-cell>
          <table:table-cell table:number-columns-repeated="980"/>
        </table:table-row>
        <table:table-row table:style-name="ro1">
          <table:table-cell office:value-type="string">
            <text:p>EP</text:p>
          </table:table-cell>
          <table:table-cell office:value-type="string">
            <text:p>Eponine</text:p>
          </table:table-cell>
          <table:table-cell office:value-type="string">
            <text:p>Eponine, daughter of the Th√©nardiers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#65C3CC</text:p>
          </table:table-cell>
          <table:table-cell office:value-type="string">
            <text:p>#E48063</text:p>
          </table:table-cell>
          <table:table-cell office:value-type="string">
            <text:p>#79D269</text:p>
          </table:table-cell>
          <table:table-cell office:value-type="string">
            <text:p>#E0884C</text:p>
          </table:table-cell>
          <table:table-cell office:value-type="string">
            <text:p>#D86CDC</text:p>
          </table:table-cell>
          <table:table-cell office:value-type="string">
            <text:p>#DA73CF</text:p>
          </table:table-cell>
          <table:table-cell office:value-type="string">
            <text:p>#E57A96</text:p>
          </table:table-cell>
          <table:table-cell table:number-columns-repeated="2" office:value-type="string">
            <text:p>#71CF9F</text:p>
          </table:table-cell>
          <table:table-cell office:value-type="string">
            <text:p>#E0884C</text:p>
          </table:table-cell>
          <table:table-cell office:value-type="string">
            <text:p>#9FC266</text:p>
          </table:table-cell>
          <table:table-cell office:value-type="string">
            <text:p>#E48063</text:p>
          </table:table-cell>
          <table:table-cell office:value-type="string">
            <text:p>#79D269</text:p>
          </table:table-cell>
          <table:table-cell office:value-type="string">
            <text:p>#E0884C</text:p>
          </table:table-cell>
          <table:table-cell office:value-type="string">
            <text:p>#D86CDC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table:number-columns-repeated="2" office:value-type="string">
            <text:p>#71CF9F</text:p>
          </table:table-cell>
          <table:table-cell office:value-type="string">
            <text:p>#E0884C</text:p>
          </table:table-cell>
          <table:table-cell table:number-columns-repeated="980"/>
        </table:table-row>
        <table:table-row table:style-name="ro1">
          <table:table-cell office:value-type="string">
            <text:p>JA</text:p>
          </table:table-cell>
          <table:table-cell office:value-type="string">
            <text:p>Javert</text:p>
          </table:table-cell>
          <table:table-cell office:value-type="string">
            <text:p>Javert, police offic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#CF7BC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83D64E</text:p>
          </table:table-cell>
          <table:table-cell office:value-type="string">
            <text:p>#86A1E0</text:p>
          </table:table-cell>
          <table:table-cell table:number-columns-repeated="2" office:value-type="string">
            <text:p>#DA73CF</text:p>
          </table:table-cell>
          <table:table-cell office:value-type="string">
            <text:p>#D1CE3F</text:p>
          </table:table-cell>
          <table:table-cell office:value-type="string">
            <text:p>#CEB16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CDBA54</text:p>
          </table:table-cell>
          <table:table-cell office:value-type="string">
            <text:p>#86A1E0</text:p>
          </table:table-cell>
          <table:table-cell table:number-columns-repeated="2" office:value-type="string">
            <text:p>#DA73CF</text:p>
          </table:table-cell>
          <table:table-cell office:value-type="string">
            <text:p>#D1CE3F</text:p>
          </table:table-cell>
          <table:table-cell table:number-columns-repeated="980"/>
        </table:table-row>
        <table:table-row table:style-name="ro2">
          <table:table-cell office:value-type="string">
            <text:p>JV</text:p>
          </table:table-cell>
          <table:table-cell table:number-columns-repeated="2" office:value-type="string">
            <text:p>Jean Valjea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#CF7BCE</text:p>
          </table:table-cell>
          <table:table-cell office:value-type="string">
            <text:p>#E48063</text:p>
          </table:table-cell>
          <table:table-cell office:value-type="string">
            <text:p>#79D269</text:p>
          </table:table-cell>
          <table:table-cell office:value-type="string">
            <text:p>#E0884C</text:p>
          </table:table-cell>
          <table:table-cell office:value-type="string">
            <text:p>#D86CDC</text:p>
          </table:table-cell>
          <table:table-cell office:value-type="string">
            <text:p>#DA73CF</text:p>
          </table:table-cell>
          <table:table-cell office:value-type="string">
            <text:p>#E57A96</text:p>
          </table:table-cell>
          <table:table-cell table:number-columns-repeated="2" office:value-type="string">
            <text:p>#71CF9F</text:p>
          </table:table-cell>
          <table:table-cell office:value-type="string">
            <text:p>#E0884C</text:p>
          </table:table-cell>
          <table:table-cell office:value-type="string">
            <text:p>#D3BD3E</text:p>
          </table:table-cell>
          <table:table-cell office:value-type="string">
            <text:p>#E48063</text:p>
          </table:table-cell>
          <table:table-cell office:value-type="string">
            <text:p>#79D269</text:p>
          </table:table-cell>
          <table:table-cell office:value-type="string">
            <text:p>#E0884C</text:p>
          </table:table-cell>
          <table:table-cell office:value-type="string">
            <text:p>#D86CDC</text:p>
          </table:table-cell>
          <table:table-cell office:value-type="string">
            <text:p>#E47E64</text:p>
          </table:table-cell>
          <table:table-cell office:value-type="string">
            <text:p>#E57A96</text:p>
          </table:table-cell>
          <table:table-cell table:number-columns-repeated="2" office:value-type="string">
            <text:p>#71CF9F</text:p>
          </table:table-cell>
          <table:table-cell office:value-type="string">
            <text:p>#E0884C</text:p>
          </table:table-cell>
          <table:table-cell table:number-columns-repeated="980"/>
        </table:table-row>
        <table:table-row table:style-name="ro2">
          <table:table-cell office:value-type="string">
            <text:p>MA</text:p>
          </table:table-cell>
          <table:table-cell table:number-columns-repeated="2" office:value-type="string">
            <text:p>Mariu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#DE9159</text:p>
          </table:table-cell>
          <table:table-cell table:number-columns-repeated="2" office:value-type="string">
            <text:p>#CBBF54</text:p>
          </table:table-cell>
          <table:table-cell office:value-type="string">
            <text:p>#E57A96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E0884C</text:p>
          </table:table-cell>
          <table:table-cell table:number-columns-repeated="2" office:value-type="string">
            <text:p>#CDBA54</text:p>
          </table:table-cell>
          <table:table-cell office:value-type="string">
            <text:p>#E57A96</text:p>
          </table:table-cell>
          <table:table-cell office:value-type="string">
            <text:p>#E05BE0</text:p>
          </table:table-cell>
          <table:table-cell table:number-columns-repeated="2" office:value-type="string">
            <text:p>#CBBF54</text:p>
          </table:table-cell>
          <table:table-cell office:value-type="string">
            <text:p>#E57A96</text:p>
          </table:table-cell>
          <table:table-cell office:value-type="string">
            <text:p>#86A1E0</text:p>
          </table:table-cell>
          <table:table-cell office:value-type="string">
            <text:p>#83D64E</text:p>
          </table:table-cell>
          <table:table-cell office:value-type="string">
            <text:p>#E0884C</text:p>
          </table:table-cell>
          <table:table-cell table:number-columns-repeated="2" office:value-type="string">
            <text:p>#CDBA54</text:p>
          </table:table-cell>
          <table:table-cell office:value-type="string">
            <text:p>#E57A96</text:p>
          </table:table-cell>
          <table:table-cell table:number-columns-repeated="980"/>
        </table:table-row>
        <table:table-row table:style-name="ro1">
          <table:table-cell office:value-type="string">
            <text:p>PS</text:p>
          </table:table-cell>
          <table:table-cell office:value-type="string">
            <text:p>Porter, r. de l'Ouest</text:p>
          </table:table-cell>
          <table:table-cell office:value-type="string">
            <text:p>Porter, rue de l'Oues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#DE9159</text:p>
          </table:table-cell>
          <table:table-cell table:number-columns-repeated="2" office:value-type="string">
            <text:p>#68BDD5</text:p>
          </table:table-cell>
          <table:table-cell office:value-type="string">
            <text:p>#E57A96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E0884C</text:p>
          </table:table-cell>
          <table:table-cell table:number-columns-repeated="2" office:value-type="string">
            <text:p>#CDBA54</text:p>
          </table:table-cell>
          <table:table-cell office:value-type="string">
            <text:p>#D86CDC</text:p>
          </table:table-cell>
          <table:table-cell office:value-type="string">
            <text:p>#E05BE0</text:p>
          </table:table-cell>
          <table:table-cell table:number-columns-repeated="2" office:value-type="string">
            <text:p>#68BDD5</text:p>
          </table:table-cell>
          <table:table-cell office:value-type="string">
            <text:p>#E57A96</text:p>
          </table:table-cell>
          <table:table-cell office:value-type="string">
            <text:p>#86A1E0</text:p>
          </table:table-cell>
          <table:table-cell office:value-type="string">
            <text:p>#83D64E</text:p>
          </table:table-cell>
          <table:table-cell office:value-type="string">
            <text:p>#E0884C</text:p>
          </table:table-cell>
          <table:table-cell table:number-columns-repeated="2" office:value-type="string">
            <text:p>#CDBA54</text:p>
          </table:table-cell>
          <table:table-cell office:value-type="string">
            <text:p>#D86CDC</text:p>
          </table:table-cell>
          <table:table-cell table:number-columns-repeated="980"/>
        </table:table-row>
        <table:table-row table:style-name="ro1">
          <table:table-cell office:value-type="string">
            <text:p>TG</text:p>
          </table:table-cell>
          <table:table-cell office:value-type="string">
            <text:p>Th√©odule</text:p>
          </table:table-cell>
          <table:table-cell office:value-type="string">
            <text:p>Lieutenant Th√©odule Gillenormand, grandnephew of Gillenorman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9D269</text:p>
          </table:table-cell>
          <table:table-cell office:value-type="string">
            <text:p>#86A1E0</text:p>
          </table:table-cell>
          <table:table-cell office:value-type="string">
            <text:p>#67D1AC</text:p>
          </table:table-cell>
          <table:table-cell office:value-type="string">
            <text:p>#E47E64</text:p>
          </table:table-cell>
          <table:table-cell office:value-type="string">
            <text:p>#86A1E0</text:p>
          </table:table-cell>
          <table:table-cell table:number-columns-repeated="2" office:value-type="string">
            <text:p>#CDBA54</text:p>
          </table:table-cell>
          <table:table-cell office:value-type="string">
            <text:p>#67D1AC</text:p>
          </table:table-cell>
          <table:table-cell office:value-type="string">
            <text:p>#9489E7</text:p>
          </table:table-cell>
          <table:table-cell office:value-type="string">
            <text:p>#68BDD5</text:p>
          </table:table-cell>
          <table:table-cell office:value-type="string">
            <text:p>#79D269</text:p>
          </table:table-cell>
          <table:table-cell office:value-type="string">
            <text:p>#86A1E0</text:p>
          </table:table-cell>
          <table:table-cell office:value-type="string">
            <text:p>#67D1AC</text:p>
          </table:table-cell>
          <table:table-cell office:value-type="string">
            <text:p>#83D64E</text:p>
          </table:table-cell>
          <table:table-cell office:value-type="string">
            <text:p>#86A1E0</text:p>
          </table:table-cell>
          <table:table-cell table:number-columns-repeated="2" office:value-type="string">
            <text:p>#CDBA54</text:p>
          </table:table-cell>
          <table:table-cell office:value-type="string">
            <text:p>#67D1AC</text:p>
          </table:table-cell>
          <table:table-cell table:number-columns-repeated="980"/>
        </table:table-row>
        <table:table-row table:style-name="ro1">
          <table:table-cell office:value-type="string">
            <text:p>TS</text:p>
          </table:table-cell>
          <table:table-cell office:value-type="string">
            <text:p>Toussaint</text:p>
          </table:table-cell>
          <table:table-cell office:value-type="string">
            <text:p>Toussaint, servant of Valjean at Rue Plume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#DE9159</text:p>
          </table:table-cell>
          <table:table-cell table:number-columns-repeated="2" office:value-type="string">
            <text:p>#68BDD5</text:p>
          </table:table-cell>
          <table:table-cell table:number-columns-repeated="2" office:value-type="string">
            <text:p>#D1CE3F</text:p>
          </table:table-cell>
          <table:table-cell office:value-type="string">
            <text:p>#E47E64</text:p>
          </table:table-cell>
          <table:table-cell office:value-type="string">
            <text:p>#B6BC6B</text:p>
          </table:table-cell>
          <table:table-cell table:number-columns-repeated="2" office:value-type="string">
            <text:p>#CDBA54</text:p>
          </table:table-cell>
          <table:table-cell office:value-type="string">
            <text:p>#D86CDC</text:p>
          </table:table-cell>
          <table:table-cell office:value-type="string">
            <text:p>#5ED4CD</text:p>
          </table:table-cell>
          <table:table-cell table:number-columns-repeated="2" office:value-type="string">
            <text:p>#68BDD5</text:p>
          </table:table-cell>
          <table:table-cell table:number-columns-repeated="2" office:value-type="string">
            <text:p>#D1CE3F</text:p>
          </table:table-cell>
          <table:table-cell office:value-type="string">
            <text:p>#83D64E</text:p>
          </table:table-cell>
          <table:table-cell office:value-type="string">
            <text:p>#B6BC6B</text:p>
          </table:table-cell>
          <table:table-cell table:number-columns-repeated="2" office:value-type="string">
            <text:p>#CDBA54</text:p>
          </table:table-cell>
          <table:table-cell office:value-type="string">
            <text:p>#D86CDC</text:p>
          </table:table-cell>
          <table:table-cell table:number-columns-repeated="980"/>
        </table:table-row>
        <table:table-row table:style-name="ro1">
          <table:table-cell office:value-type="string">
            <text:p>GN</text:p>
          </table:table-cell>
          <table:table-cell office:value-type="string">
            <text:p>Gardener</text:p>
          </table:table-cell>
          <table:table-cell office:value-type="string">
            <text:p>Gardener, encountered by Mabeu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#99D05F</text:p>
          </table:table-cell>
          <table:table-cell table:number-columns-repeated="2" office:value-type="string">
            <text:p>#D07AD3</text:p>
          </table:table-cell>
          <table:table-cell office:value-type="string">
            <text:p>#D86CDC</text:p>
          </table:table-cell>
          <table:table-cell office:value-type="string">
            <text:p>#E0884C</text:p>
          </table:table-cell>
          <table:table-cell office:value-type="string">
            <text:p>#83D64E</text:p>
          </table:table-cell>
          <table:table-cell office:value-type="string">
            <text:p>#72D553</text:p>
          </table:table-cell>
          <table:table-cell table:number-columns-repeated="2" office:value-type="string">
            <text:p>#DA73CF</text:p>
          </table:table-cell>
          <table:table-cell office:value-type="string">
            <text:p>#72D553</text:p>
          </table:table-cell>
          <table:table-cell office:value-type="string">
            <text:p>#71AADE</text:p>
          </table:table-cell>
          <table:table-cell table:number-columns-repeated="2" office:value-type="string">
            <text:p>#D07AD3</text:p>
          </table:table-cell>
          <table:table-cell office:value-type="string">
            <text:p>#D86CDC</text:p>
          </table:table-cell>
          <table:table-cell office:value-type="string">
            <text:p>#E0884C</text:p>
          </table:table-cell>
          <table:table-cell office:value-type="string">
            <text:p>#CDBA54</text:p>
          </table:table-cell>
          <table:table-cell office:value-type="string">
            <text:p>#72D553</text:p>
          </table:table-cell>
          <table:table-cell table:number-columns-repeated="2" office:value-type="string">
            <text:p>#DA73CF</text:p>
          </table:table-cell>
          <table:table-cell office:value-type="string">
            <text:p>#72D553</text:p>
          </table:table-cell>
          <table:table-cell table:number-columns-repeated="980"/>
        </table:table-row>
        <table:table-row table:style-name="ro1">
          <table:table-cell office:value-type="string">
            <text:p>MM</text:p>
          </table:table-cell>
          <table:table-cell office:value-type="string">
            <text:p>M. Mabeuf</text:p>
          </table:table-cell>
          <table:table-cell office:value-type="string">
            <text:p>M. Mabeuf, warden of St. Sulpice, biblioph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9D269</text:p>
          </table:table-cell>
          <table:table-cell office:value-type="string">
            <text:p>#86A1E0</text:p>
          </table:table-cell>
          <table:table-cell office:value-type="string">
            <text:p>#67D1AC</text:p>
          </table:table-cell>
          <table:table-cell office:value-type="string">
            <text:p>#E47E64</text:p>
          </table:table-cell>
          <table:table-cell office:value-type="string">
            <text:p>#86A1E0</text:p>
          </table:table-cell>
          <table:table-cell table:number-columns-repeated="2" office:value-type="string">
            <text:p>#CDBA54</text:p>
          </table:table-cell>
          <table:table-cell office:value-type="string">
            <text:p>#67D1AC</text:p>
          </table:table-cell>
          <table:table-cell office:value-type="string">
            <text:p>#9489E7</text:p>
          </table:table-cell>
          <table:table-cell office:value-type="string">
            <text:p>#68BDD5</text:p>
          </table:table-cell>
          <table:table-cell office:value-type="string">
            <text:p>#79D269</text:p>
          </table:table-cell>
          <table:table-cell office:value-type="string">
            <text:p>#86A1E0</text:p>
          </table:table-cell>
          <table:table-cell office:value-type="string">
            <text:p>#67D1AC</text:p>
          </table:table-cell>
          <table:table-cell office:value-type="string">
            <text:p>#83D64E</text:p>
          </table:table-cell>
          <table:table-cell office:value-type="string">
            <text:p>#86A1E0</text:p>
          </table:table-cell>
          <table:table-cell table:number-columns-repeated="2" office:value-type="string">
            <text:p>#CDBA54</text:p>
          </table:table-cell>
          <table:table-cell office:value-type="string">
            <text:p>#67D1AC</text:p>
          </table:table-cell>
          <table:table-cell table:number-columns-repeated="980"/>
        </table:table-row>
        <table:table-row table:style-name="ro2">
          <table:table-cell office:value-type="string">
            <text:p>MU</text:p>
          </table:table-cell>
          <table:table-cell table:number-columns-repeated="2" office:value-type="string">
            <text:p>Minister of agriculture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9D269</text:p>
          </table:table-cell>
          <table:table-cell office:value-type="string">
            <text:p>#86A1E0</text:p>
          </table:table-cell>
          <table:table-cell office:value-type="string">
            <text:p>#67D1AC</text:p>
          </table:table-cell>
          <table:table-cell office:value-type="string">
            <text:p>#E47E64</text:p>
          </table:table-cell>
          <table:table-cell office:value-type="string">
            <text:p>#D1CE3F</text:p>
          </table:table-cell>
          <table:table-cell table:number-columns-repeated="2" office:value-type="string">
            <text:p>#CDBA54</text:p>
          </table:table-cell>
          <table:table-cell office:value-type="string">
            <text:p>#B6BC6B</text:p>
          </table:table-cell>
          <table:table-cell office:value-type="string">
            <text:p>#9489E7</text:p>
          </table:table-cell>
          <table:table-cell office:value-type="string">
            <text:p>#68BDD5</text:p>
          </table:table-cell>
          <table:table-cell office:value-type="string">
            <text:p>#79D269</text:p>
          </table:table-cell>
          <table:table-cell office:value-type="string">
            <text:p>#86A1E0</text:p>
          </table:table-cell>
          <table:table-cell office:value-type="string">
            <text:p>#67D1AC</text:p>
          </table:table-cell>
          <table:table-cell office:value-type="string">
            <text:p>#83D64E</text:p>
          </table:table-cell>
          <table:table-cell office:value-type="string">
            <text:p>#D1CE3F</text:p>
          </table:table-cell>
          <table:table-cell table:number-columns-repeated="2" office:value-type="string">
            <text:p>#CDBA54</text:p>
          </table:table-cell>
          <table:table-cell office:value-type="string">
            <text:p>#B6BC6B</text:p>
          </table:table-cell>
          <table:table-cell table:number-columns-repeated="980"/>
        </table:table-row>
        <table:table-row table:style-name="ro2">
          <table:table-cell office:value-type="string">
            <text:p>MW</text:p>
          </table:table-cell>
          <table:table-cell office:value-type="string">
            <text:p>Minister's wife</text:p>
          </table:table-cell>
          <table:table-cell office:value-type="string">
            <text:p>Minister of agriculture's wife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#DE9159</text:p>
          </table:table-cell>
          <table:table-cell table:number-columns-repeated="2" office:value-type="string">
            <text:p>#68BDD5</text:p>
          </table:table-cell>
          <table:table-cell table:number-columns-repeated="2" office:value-type="string">
            <text:p>#72D553</text:p>
          </table:table-cell>
          <table:table-cell office:value-type="string">
            <text:p>#E47E64</text:p>
          </table:table-cell>
          <table:table-cell office:value-type="string">
            <text:p>#E0884C</text:p>
          </table:table-cell>
          <table:table-cell table:number-columns-repeated="2" office:value-type="string">
            <text:p>#CDBA54</text:p>
          </table:table-cell>
          <table:table-cell office:value-type="string">
            <text:p>#D86CDC</text:p>
          </table:table-cell>
          <table:table-cell office:value-type="string">
            <text:p>#E05BE0</text:p>
          </table:table-cell>
          <table:table-cell table:number-columns-repeated="2" office:value-type="string">
            <text:p>#68BDD5</text:p>
          </table:table-cell>
          <table:table-cell table:number-columns-repeated="2" office:value-type="string">
            <text:p>#72D553</text:p>
          </table:table-cell>
          <table:table-cell office:value-type="string">
            <text:p>#83D64E</text:p>
          </table:table-cell>
          <table:table-cell office:value-type="string">
            <text:p>#E0884C</text:p>
          </table:table-cell>
          <table:table-cell table:number-columns-repeated="2" office:value-type="string">
            <text:p>#CDBA54</text:p>
          </table:table-cell>
          <table:table-cell office:value-type="string">
            <text:p>#D86CDC</text:p>
          </table:table-cell>
          <table:table-cell table:number-columns-repeated="980"/>
        </table:table-row>
        <table:table-row table:style-name="ro1">
          <table:table-cell office:value-type="string">
            <text:p>PL</text:p>
          </table:table-cell>
          <table:table-cell office:value-type="string">
            <text:p>Mother Plutarch</text:p>
          </table:table-cell>
          <table:table-cell office:value-type="string">
            <text:p>Mother Plutarch, housekeeper of M. Mabeu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CF7BC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office:value-type="string">
            <text:p>#DD8B80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table:number-columns-repeated="980"/>
        </table:table-row>
        <table:table-row table:style-name="ro1">
          <table:table-cell office:value-type="string">
            <text:p>BQ</text:p>
          </table:table-cell>
          <table:table-cell office:value-type="string">
            <text:p>Basque</text:p>
          </table:table-cell>
          <table:table-cell office:value-type="string">
            <text:p>Basque, manservant to Gillenormand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#CF7BC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CDBA54</text:p>
          </table:table-cell>
          <table:table-cell office:value-type="string">
            <text:p>#D86CDC</text:p>
          </table:table-cell>
          <table:table-cell table:number-columns-repeated="2" office:value-type="string">
            <text:p>#83D64E</text:p>
          </table:table-cell>
          <table:table-cell office:value-type="string">
            <text:p>#86A1E0</text:p>
          </table:table-cell>
          <table:table-cell office:value-type="string">
            <text:p>#EF6443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DA5E0</text:p>
          </table:table-cell>
          <table:table-cell office:value-type="string">
            <text:p>#D86CDC</text:p>
          </table:table-cell>
          <table:table-cell table:number-columns-repeated="2" office:value-type="string">
            <text:p>#83D64E</text:p>
          </table:table-cell>
          <table:table-cell office:value-type="string">
            <text:p>#86A1E0</text:p>
          </table:table-cell>
          <table:table-cell table:number-columns-repeated="980"/>
        </table:table-row>
        <table:table-row table:style-name="ro1">
          <table:table-cell office:value-type="string">
            <text:p>GI</text:p>
          </table:table-cell>
          <table:table-cell office:value-type="string">
            <text:p>M. Gillenormand</text:p>
          </table:table-cell>
          <table:table-cell office:value-type="string">
            <text:p>M. Gillenormand, Marius's grandfather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CF7BCE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office:value-type="string">
            <text:p>#64D94A</text:p>
          </table:table-cell>
          <table:table-cell office:value-type="string">
            <text:p>#79D269</text:p>
          </table:table-cell>
          <table:table-cell office:value-type="string">
            <text:p>#E48063</text:p>
          </table:table-cell>
          <table:table-cell office:value-type="string">
            <text:p>#67D1AC</text:p>
          </table:table-cell>
          <table:table-cell office:value-type="string">
            <text:p>#E57A96</text:p>
          </table:table-cell>
          <table:table-cell office:value-type="string">
            <text:p>#71CF9F</text:p>
          </table:table-cell>
          <table:table-cell office:value-type="string">
            <text:p>#86A1E0</text:p>
          </table:table-cell>
          <table:table-cell office:value-type="string">
            <text:p>#E47E64</text:p>
          </table:table-cell>
          <table:table-cell office:value-type="string">
            <text:p>#7DA5E0</text:p>
          </table:table-cell>
          <table:table-cell office:value-type="string">
            <text:p>#86A1E0</text:p>
          </table:table-cell>
          <table:table-cell table:number-columns-repeated="980"/>
        </table:table-row>
        <table:table-row table:style-name="ro1">
          <table:table-cell office:value-type="string">
            <text:p>MG</text:p>
          </table:table-cell>
          <table:table-cell office:value-type="string">
            <text:p>Mlle Gillenormand</text:p>
          </table:table-cell>
          <table:table-cell office:value-type="string">
            <text:p>Mlle Gillenormand, unmarried daughter of Gillenormand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9D269</text:p>
          </table:table-cell>
          <table:table-cell office:value-type="string">
            <text:p>#86A1E0</text:p>
          </table:table-cell>
          <table:table-cell office:value-type="string">
            <text:p>#67D1AC</text:p>
          </table:table-cell>
          <table:table-cell office:value-type="string">
            <text:p>#E47E64</text:p>
          </table:table-cell>
          <table:table-cell office:value-type="string">
            <text:p>#86A1E0</text:p>
          </table:table-cell>
          <table:table-cell table:number-columns-repeated="2" office:value-type="string">
            <text:p>#CDBA54</text:p>
          </table:table-cell>
          <table:table-cell office:value-type="string">
            <text:p>#67D1AC</text:p>
          </table:table-cell>
          <table:table-cell office:value-type="string">
            <text:p>#9489E7</text:p>
          </table:table-cell>
          <table:table-cell office:value-type="string">
            <text:p>#68BDD5</text:p>
          </table:table-cell>
          <table:table-cell office:value-type="string">
            <text:p>#79D269</text:p>
          </table:table-cell>
          <table:table-cell office:value-type="string">
            <text:p>#86A1E0</text:p>
          </table:table-cell>
          <table:table-cell office:value-type="string">
            <text:p>#67D1AC</text:p>
          </table:table-cell>
          <table:table-cell office:value-type="string">
            <text:p>#83D64E</text:p>
          </table:table-cell>
          <table:table-cell office:value-type="string">
            <text:p>#86A1E0</text:p>
          </table:table-cell>
          <table:table-cell table:number-columns-repeated="2" office:value-type="string">
            <text:p>#CDBA54</text:p>
          </table:table-cell>
          <table:table-cell office:value-type="string">
            <text:p>#67D1AC</text:p>
          </table:table-cell>
          <table:table-cell table:number-columns-repeated="980"/>
        </table:table-row>
      </table:table>
      <table:database-ranges>
        <table:database-range table:target-range-address="Sheet1.A1:Sheet1.I1048576">
          <table:sort>
            <table:sort-by table:field-number="8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10/28/2015</text:date>, <text:time>10:4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8T10:43:46</dc:date>
    <dc:creator>Sergei Kalugin</dc:creator>
    <meta:generator>OpenOffice/4.1.1$Unix OpenOffice.org_project/411m6$Build-9775</meta:generator>
    <meta:editing-duration>PT40S</meta:editing-duration>
    <meta:editing-cycles>1</meta:editing-cycles>
    <meta:document-statistic meta:table-count="1" meta:cell-count="2494" meta:object-count="0"/>
  </office:meta>
</office:document-meta>
</file>